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officeooo:rsid="007c7789" officeooo:paragraph-rsid="007c7789"/>
    </style:style>
    <style:style style:name="P2" style:family="paragraph" style:parent-style-name="Nadpis1">
      <style:text-properties officeooo:rsid="007d5d02" officeooo:paragraph-rsid="007d5d02"/>
    </style:style>
    <style:style style:name="P3" style:family="paragraph" style:parent-style-name="Nadpis1">
      <style:text-properties officeooo:rsid="007f051d" officeooo:paragraph-rsid="007f051d"/>
    </style:style>
    <style:style style:name="P4" style:family="paragraph" style:parent-style-name="Nadpis1" style:list-style-name="L4">
      <style:text-properties officeooo:rsid="0092dd31" officeooo:paragraph-rsid="0092dd31"/>
    </style:style>
    <style:style style:name="P5" style:family="paragraph" style:parent-style-name="text" style:list-style-name="L1">
      <style:text-properties officeooo:rsid="007c7789" officeooo:paragraph-rsid="007c7789"/>
    </style:style>
    <style:style style:name="P6" style:family="paragraph" style:parent-style-name="text" style:list-style-name="L2">
      <style:text-properties officeooo:rsid="007d5d02" officeooo:paragraph-rsid="007d5d02"/>
    </style:style>
    <style:style style:name="P7" style:family="paragraph" style:parent-style-name="text" style:list-style-name="L3">
      <style:text-properties officeooo:rsid="007d5d02" officeooo:paragraph-rsid="007d5d02"/>
    </style:style>
    <style:style style:name="P8" style:family="paragraph" style:parent-style-name="text" style:list-style-name="L3">
      <style:text-properties officeooo:rsid="007db5da" officeooo:paragraph-rsid="007db5da"/>
    </style:style>
    <style:style style:name="P9" style:family="paragraph" style:parent-style-name="text" style:list-style-name="L3">
      <style:text-properties officeooo:rsid="007f051d" officeooo:paragraph-rsid="007f051d"/>
    </style:style>
    <style:style style:name="P10" style:family="paragraph" style:parent-style-name="text" style:list-style-name="L4">
      <style:text-properties officeooo:rsid="007f051d" officeooo:paragraph-rsid="007f051d"/>
    </style:style>
    <style:style style:name="P11" style:family="paragraph" style:parent-style-name="text" style:list-style-name="L4">
      <style:text-properties officeooo:rsid="0081696a" officeooo:paragraph-rsid="0081696a"/>
    </style:style>
    <style:style style:name="P12" style:family="paragraph" style:parent-style-name="text" style:list-style-name="L4">
      <style:text-properties fo:font-style="italic" style:text-underline-style="none" officeooo:rsid="0081696a" officeooo:paragraph-rsid="0081696a" style:font-style-asian="italic" style:font-style-complex="italic"/>
    </style:style>
    <style:style style:name="P13" style:family="paragraph" style:parent-style-name="text" style:list-style-name="L4">
      <style:text-properties fo:font-style="italic" style:text-underline-style="none" officeooo:rsid="008271c4" officeooo:paragraph-rsid="008271c4" style:font-style-asian="italic" style:font-style-complex="italic"/>
    </style:style>
    <style:style style:name="P14" style:family="paragraph" style:parent-style-name="text" style:list-style-name="L4">
      <style:text-properties fo:font-style="italic" style:text-underline-style="none" officeooo:rsid="00842ac8" officeooo:paragraph-rsid="00842ac8" style:font-style-asian="italic" style:font-style-complex="italic"/>
    </style:style>
    <style:style style:name="P15" style:family="paragraph" style:parent-style-name="text" style:list-style-name="L4">
      <style:text-properties fo:font-style="italic" style:text-underline-style="none" officeooo:rsid="00860deb" officeooo:paragraph-rsid="00860deb" style:font-style-asian="italic" style:font-style-complex="italic"/>
    </style:style>
    <style:style style:name="P16" style:family="paragraph" style:parent-style-name="text" style:list-style-name="L4">
      <style:text-properties fo:font-style="normal" style:text-underline-style="none" officeooo:rsid="0081696a" officeooo:paragraph-rsid="0081696a" style:font-style-asian="normal" style:font-style-complex="normal"/>
    </style:style>
    <style:style style:name="P17" style:family="paragraph" style:parent-style-name="text" style:list-style-name="L4">
      <style:text-properties fo:font-style="normal" style:text-underline-style="none" officeooo:rsid="008271c4" officeooo:paragraph-rsid="008271c4" style:font-style-asian="normal" style:font-style-complex="normal"/>
    </style:style>
    <style:style style:name="P18" style:family="paragraph" style:parent-style-name="text" style:list-style-name="L4">
      <style:text-properties fo:font-style="normal" style:text-underline-style="none" officeooo:rsid="00842ac8" officeooo:paragraph-rsid="00842ac8" style:font-style-asian="normal" style:font-style-complex="normal"/>
    </style:style>
    <style:style style:name="P19" style:family="paragraph" style:parent-style-name="text" style:list-style-name="L4">
      <style:text-properties fo:font-style="normal" style:text-underline-style="none" officeooo:rsid="00860deb" officeooo:paragraph-rsid="00860deb" style:font-style-asian="normal" style:font-style-complex="normal"/>
    </style:style>
    <style:style style:name="P20" style:family="paragraph" style:parent-style-name="text" style:list-style-name="L4">
      <style:text-properties fo:font-style="normal" style:text-underline-style="none" officeooo:rsid="0087b369" officeooo:paragraph-rsid="0087b369" style:font-style-asian="normal" style:font-style-complex="normal"/>
    </style:style>
    <style:style style:name="P21" style:family="paragraph" style:parent-style-name="text" style:list-style-name="L4">
      <style:text-properties fo:font-style="normal" style:text-underline-style="none" officeooo:rsid="008c6101" officeooo:paragraph-rsid="008c6101" style:font-style-asian="normal" style:font-style-complex="normal"/>
    </style:style>
    <style:style style:name="P22" style:family="paragraph" style:parent-style-name="text" style:list-style-name="L4">
      <style:text-properties fo:font-style="normal" style:text-underline-style="none" officeooo:rsid="0090a633" officeooo:paragraph-rsid="0090a633" style:font-style-asian="normal" style:font-style-complex="normal"/>
    </style:style>
    <style:style style:name="P23" style:family="paragraph" style:parent-style-name="text" style:list-style-name="L4">
      <style:text-properties fo:font-style="normal" style:text-underline-style="none" officeooo:rsid="0090fc6f" officeooo:paragraph-rsid="0090fc6f" style:font-style-asian="normal" style:font-style-complex="normal"/>
    </style:style>
    <style:style style:name="P24" style:family="paragraph" style:parent-style-name="text" style:list-style-name="L4">
      <style:text-properties officeooo:rsid="0092dd31" officeooo:paragraph-rsid="0092dd31"/>
    </style:style>
    <style:style style:name="P25" style:family="paragraph" style:parent-style-name="text" style:list-style-name="L4">
      <style:text-properties officeooo:rsid="00947a14" officeooo:paragraph-rsid="00947a14"/>
    </style:style>
    <style:style style:name="P26" style:family="paragraph" style:parent-style-name="text" style:list-style-name="L4">
      <style:text-properties officeooo:rsid="00958caf" officeooo:paragraph-rsid="00958caf"/>
    </style:style>
    <style:style style:name="P27" style:family="paragraph" style:parent-style-name="text" style:list-style-name="L4">
      <style:text-properties officeooo:rsid="009598fd" officeooo:paragraph-rsid="009598fd"/>
    </style:style>
    <style:style style:name="T1" style:family="text">
      <style:text-properties officeooo:rsid="008271c4"/>
    </style:style>
    <style:style style:name="T2" style:family="text">
      <style:text-properties officeooo:rsid="0090a633"/>
    </style:style>
    <style:style style:name="T3" style:family="text">
      <style:text-properties officeooo:rsid="009598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Nadpis1">Impresionismus</text:p>
      <text:p text:style-name="P1"/>
      <text:list xml:id="list3490132163" text:style-name="L1">
        <text:list-item>
          <text:p text:style-name="P5">prvotně v malířství</text:p>
          <text:list>
            <text:list-item>
              <text:p text:style-name="P5">krátké tahy štětcem</text:p>
            </text:list-item>
            <text:list-item>
              <text:p text:style-name="P5">bez linií, pouze shluky</text:p>
            </text:list-item>
            <text:list-item>
              <text:p text:style-name="P5">nálada okamžiku</text:p>
            </text:list-item>
            <text:list-item>
              <text:p text:style-name="P5">pastelové barvy</text:p>
            </text:list-item>
            <text:list-item>
              <text:p text:style-name="P5">malba venku</text:p>
            </text:list-item>
            <text:list-item>
              <text:p text:style-name="P5">pohyblivost okolí – to stejné místo v různých podmínkách</text:p>
            </text:list-item>
            <text:list-item>
              <text:p text:style-name="P5">příroda</text:p>
            </text:list-item>
          </text:list>
        </text:list-item>
        <text:list-item>
          <text:p text:style-name="P5">v literatuře</text:p>
          <text:list>
            <text:list-item>
              <text:p text:style-name="P5">pocity vyjádřeny onomatopoie (zvukomalbou), eufonii (zvukosled)</text:p>
            </text:list-item>
          </text:list>
        </text:list-item>
      </text:list>
      <text:p text:style-name="Nadpis1">Symbolismus</text:p>
      <text:list xml:id="list2152267697" text:style-name="L2">
        <text:list-item>
          <text:p text:style-name="P6">symboly v literatuře často nesrozumitelné</text:p>
          <text:list>
            <text:list-item>
              <text:p text:style-name="P6">není zpětná vazba od autora → možné různé vyložení</text:p>
            </text:list-item>
          </text:list>
        </text:list-item>
        <text:list-item>
          <text:p text:style-name="P6">autoři měli pocit, že svět se moc orientuje na vědu a techniku, toto chtěli vyrovnat</text:p>
        </text:list-item>
        <text:list-item>
          <text:p text:style-name="P6">verš volný</text:p>
        </text:list-item>
        <text:list-item>
          <text:p text:style-name="P6">stírání rozdílů mezi poezií a prózou</text:p>
          <text:list>
            <text:list-item>
              <text:p text:style-name="P6">rytmus v prozaicky vypadajícím textu</text:p>
            </text:list-item>
          </text:list>
        </text:list-item>
        <text:list-item>
          <text:p text:style-name="P6">kouzlo neřečeného</text:p>
        </text:list-item>
        <text:list-item>
          <text:p text:style-name="P6">Otokar Březina</text:p>
        </text:list-item>
        <text:list-item>
          <text:p text:style-name="P6">Antonín Sova</text:p>
        </text:list-item>
        <text:list-item>
          <text:p text:style-name="P6">Arthur Rimbaud</text:p>
        </text:list-item>
      </text:list>
      <text:p text:style-name="P2">Dekadence</text:p>
      <text:list xml:id="list743945631" text:style-name="L3">
        <text:list-item>
          <text:p text:style-name="P7">Původně znamenalo úpadek</text:p>
        </text:list-item>
        <text:list-item>
          <text:p text:style-name="P7">nálady konce (19.) století</text:p>
        </text:list-item>
        <text:list-item>
          <text:p text:style-name="P8">očekávaní soc. změn (nesplněno)</text:p>
        </text:list-item>
        <text:list-item>
          <text:p text:style-name="P8">bilance před přechodem na nové století</text:p>
        </text:list-item>
        <text:list-item>
          <text:p text:style-name="P8">disharmonie (jako při Romantismu), soustředění se na sebe sama</text:p>
        </text:list-item>
        <text:list-item>
          <text:p text:style-name="P9">autoři utíkají od víry</text:p>
        </text:list-item>
        <text:list-item>
          <text:p text:style-name="P9">snaha provokovat</text:p>
        </text:list-item>
        <text:list-item>
          <text:p text:style-name="P9">zvláštní témata</text:p>
          <text:list>
            <text:list-item>
              <text:p text:style-name="P9">zlo, smrt, satan …</text:p>
            </text:list-item>
          </text:list>
        </text:list-item>
      </text:list>
      <text:p text:style-name="P3">Prokletí básníci</text:p>
      <text:list xml:id="list2673194680" text:style-name="L4">
        <text:list-item>
          <text:p text:style-name="P10">označení pro Francouzské autory</text:p>
        </text:list-item>
        <text:list-item>
          <text:p text:style-name="P10">žili mimo hlavní spol. Proud</text:p>
        </text:list-item>
        <text:list-item>
          <text:p text:style-name="P10">neuznávali morálkou společnosti</text:p>
        </text:list-item>
        <text:list-item>
          <text:p text:style-name="P10">nedodržovali dobová pravidla</text:p>
        </text:list-item>
        <text:list-item>
          <text:p text:style-name="P11">Charles Baudelaire</text:p>
          <text:list>
            <text:list-item>
              <text:p text:style-name="P11">Francouz</text:p>
            </text:list-item>
            <text:list-item>
              <text:p text:style-name="P11">život prokletého básníka</text:p>
              <text:list>
                <text:list-item>
                  <text:p text:style-name="P11"><text:soft-page-break/>Hašiš</text:p>
                </text:list-item>
              </text:list>
            </text:list-item>
            <text:list-item>
              <text:p text:style-name="P11">parnasismu</text:p>
              <text:list>
                <text:list-item>
                  <text:p text:style-name="P11">forma nad obsahem</text:p>
                </text:list-item>
              </text:list>
            </text:list-item>
            <text:list-item>
              <text:p text:style-name="P11">symbolismus</text:p>
            </text:list-item>
            <text:list-item>
              <text:p text:style-name="P12">Květy zla</text:p>
              <text:list>
                <text:list-item>
                  <text:p text:style-name="P16">hledá zlo neštěstí, pouze záblesky štěstí (vzpomínky, umění)</text:p>
                  <text:list>
                    <text:list-item>
                      <text:p text:style-name="P16">odpor cenzorů</text:p>
                    </text:list-item>
                  </text:list>
                </text:list-item>
              </text:list>
            </text:list-item>
            <text:list-item>
              <text:p text:style-name="P13">Malé básně v próze</text:p>
              <text:list>
                <text:list-item>
                  <text:p text:style-name="P17">symbolismus</text:p>
                </text:list-item>
                <text:list-item>
                  <text:p text:style-name="P17">obrazné myšlení</text:p>
                </text:list-item>
                <text:list-item>
                  <text:p text:style-name="P17">snaží se zachytit vnitřní svět člověka</text:p>
                </text:list-item>
                <text:list-item>
                  <text:p text:style-name="P17">psáno prózou, básnické prvky (opakování, výčty)</text:p>
                </text:list-item>
              </text:list>
            </text:list-item>
          </text:list>
        </text:list-item>
        <text:list-item>
          <text:p text:style-name="P17">Paul Verlaine</text:p>
          <text:list>
            <text:list-item>
              <text:p text:style-name="P17">parnasismus</text:p>
              <text:list>
                <text:list-item>
                  <text:p text:style-name="P17">soustředí se na formu</text:p>
                </text:list-item>
                <text:list-item>
                  <text:p text:style-name="P13">Saturnské básně</text:p>
                </text:list-item>
                <text:list-item>
                  <text:p text:style-name="P13">Galantní slavnosti</text:p>
                </text:list-item>
              </text:list>
            </text:list-item>
            <text:list-item>
              <text:p text:style-name="P18">Simbolismus</text:p>
              <text:list>
                <text:list-item>
                  <text:p text:style-name="P14">Písně beze slov</text:p>
                </text:list-item>
                <text:list-item>
                  <text:p text:style-name="P14">Moudrost</text:p>
                </text:list-item>
              </text:list>
            </text:list-item>
          </text:list>
        </text:list-item>
        <text:list-item>
          <text:p text:style-name="P19">Arthur Rainbud</text:p>
          <text:list>
            <text:list-item>
              <text:p text:style-name="P19">plodný mezi 16 a 18 rokem života</text:p>
            </text:list-item>
            <text:list-item>
              <text:p text:style-name="P19">zemřel po amputaci nohy kvůli nádoru v koleni</text:p>
            </text:list-item>
            <text:list-item>
              <text:p text:style-name="P19">soubory básní:</text:p>
              <text:list>
                <text:list-item>
                  <text:p text:style-name="P15">Sezona v pekla</text:p>
                </text:list-item>
                <text:list-item>
                  <text:p text:style-name="P15">Básně</text:p>
                </text:list-item>
                <text:list-item>
                  <text:p text:style-name="P15">Ilumince</text:p>
                  <text:list>
                    <text:list-item>
                      <text:p text:style-name="P19">Vydal <text:span text:style-name="T1">Verlaine </text:span>po jeho smrti </text:p>
                    </text:list-item>
                  </text:list>
                </text:list-item>
              </text:list>
            </text:list-item>
            <text:list-item>
              <text:p text:style-name="P19">básně:</text:p>
              <text:list>
                <text:list-item>
                  <text:p text:style-name="P15">Samohlásky</text:p>
                  <text:list>
                    <text:list-item>
                      <text:p text:style-name="P20">a - bílá</text:p>
                    </text:list-item>
                    <text:list-item>
                      <text:p text:style-name="P20">e - červená</text:p>
                    </text:list-item>
                    <text:list-item>
                      <text:p text:style-name="P20">i - žlutá</text:p>
                    </text:list-item>
                    <text:list-item>
                      <text:p text:style-name="P20">o - modrá</text:p>
                    </text:list-item>
                    <text:list-item>
                      <text:p text:style-name="P20">u - zelená</text:p>
                    </text:list-item>
                    <text:list-item>
                      <text:p text:style-name="P20">y - černá</text:p>
                    </text:list-item>
                  </text:list>
                </text:list-item>
                <text:list-item>
                  <text:p text:style-name="P15">Opilý koráb</text:p>
                </text:list-item>
              </text:list>
            </text:list-item>
            <text:list-item>
              <text:p text:style-name="P21">cíl: poezie má rozrušovat všechny smysly</text:p>
              <text:list>
                <text:list-item>
                  <text:p text:style-name="P21">sluch, hmat, představivost</text:p>
                </text:list-item>
                <text:list-item>
                  <text:p text:style-name="P21">metaforika, symbolika</text:p>
                </text:list-item>
              </text:list>
            </text:list-item>
            <text:list-item>
              <text:p text:style-name="P21"><text:s/><text:span text:style-name="T2">Walt Whitman</text:span></text:p>
              <text:list>
                <text:list-item>
                  <text:p text:style-name="P22">Stébla trávy</text:p>
                  <text:list>
                    <text:list-item>
                      <text:p text:style-name="P22">volný verš (velkým propagátorem)</text:p>
                      <text:list>
                        <text:list-item>
                          <text:p text:style-name="P22">nemá rytmus a pravidelný počet slabik</text:p>
                        </text:list-item>
                      </text:list>
                    </text:list-item>
                    <text:list-item>
                      <text:p text:style-name="P22">výčty obrazů, motivů</text:p>
                    </text:list-item>
                    <text:list-item>
                      <text:p text:style-name="P23">ukázka Těmto Státům (248)</text:p>
                    </text:list-item>
                  </text:list>
                </text:list-item>
              </text:list>
            </text:list-item>
          </text:list>
          <text:p text:style-name="P4">Ruští autoři této doby</text:p>
        </text:list-item>
        <text:list-item>
          <text:p text:style-name="P24">Anton Pavlovič Čechov</text:p>
          <text:list>
            <text:list-item>
              <text:p text:style-name="P25">míjivý dialog</text:p>
              <text:list>
                <text:list-item>
                  <text:p text:style-name="P25">každá postava si mluví to svoje a vzájemně je neposlouchají</text:p>
                </text:list-item>
              </text:list>
            </text:list-item>
            <text:list-item>
              <text:p text:style-name="P25"><text:soft-page-break/>divadlo Mchat</text:p>
            </text:list-item>
          </text:list>
        </text:list-item>
        <text:list-item>
          <text:p text:style-name="P25">Oscar Wilde</text:p>
          <text:list>
            <text:list-item>
              <text:p text:style-name="P25">dekadentní myšlenky</text:p>
              <text:list>
                <text:list-item>
                  <text:p text:style-name="P25">skepse, zklamání, pocit morálního úpadku</text:p>
                </text:list-item>
                <text:list-item>
                  <text:p text:style-name="P25">dříve zakázaná témata</text:p>
                  <text:list>
                    <text:list-item>
                      <text:p text:style-name="P25">zakázané vztahy, smrt, dábel</text:p>
                    </text:list-item>
                  </text:list>
                </text:list-item>
                <text:list-item>
                  <text:p text:style-name="P25">Obraz Doriana Graye</text:p>
                  <text:list>
                    <text:list-item>
                      <text:p text:style-name="P25">malíř je okouzlen hezkým mladíkem, který kreslí jeho portrét</text:p>
                      <text:list>
                        <text:list-item>
                          <text:p text:style-name="P25">je nefér, že obrazy narosdíl od lidí nestárnou</text:p>
                        </text:list-item>
                      </text:list>
                    </text:list-item>
                    <text:list-item>
                      <text:p text:style-name="P26">dílo: dorian se nemění ale obraz ano</text:p>
                    </text:list-item>
                  </text:list>
                </text:list-item>
                <text:list-item>
                  <text:p text:style-name="P27">Konverzačňí a situační komedie</text:p>
                  <text:list>
                    <text:list-item>
                      <text:p text:style-name="P27">Jak je důležité míti Filipa</text:p>
                    </text:list-item>
                    <text:list-item>
                      <text:p text:style-name="P27">Vějíř lady Windermehrové</text:p>
                    </text:list-item>
                    <text:list-item>
                      <text:p text:style-name="P27">Ideální manžel</text:p>
                      <text:list>
                        <text:list-item>
                          <text:p text:style-name="P27">podvědomně propaguje tabuizované té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83in" fo:margin-bottom="0.1228in" loext:contextual-spacing="false" fo:line-height="100%" style:writing-mode="page"/>
      <style:text-properties fo:color="#0066cc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11-14T14:54:00.730876714</dc:date>
    <meta:editing-duration>P3DT1H49M50S</meta:editing-duration>
    <meta:editing-cycles>61</meta:editing-cycles>
    <meta:generator>LibreOffice/6.0.7.3$Linux_X86_64 LibreOffice_project/00m0$Build-3</meta:generator>
    <meta:document-statistic meta:table-count="0" meta:image-count="0" meta:object-count="0" meta:page-count="3" meta:paragraph-count="105" meta:word-count="466" meta:character-count="2501" meta:non-whitespace-character-count="2238"/>
  </office:meta>
</office:document-meta>
</file>